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C8D00001B9943DE67FF.svm"/>
  <manifest:file-entry manifest:media-type="" manifest:full-path="Pictures/2000000700001E9900000F9CD7A63A0F.svm"/>
  <manifest:file-entry manifest:media-type="" manifest:full-path="Pictures/2000000700002CC100001B64DF529F98.svm"/>
  <manifest:file-entry manifest:media-type="" manifest:full-path="Pictures/20000007000020DF000016D8FAF86F2E.svm"/>
  <manifest:file-entry manifest:media-type="" manifest:full-path="Pictures/200000070000221C000016D8F70A8EAA.svm"/>
  <manifest:file-entry manifest:media-type="" manifest:full-path="Pictures/2000000700002149000015B597E5189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text:span text:style-name="T1">, ФТФ-ФПД, 3 курс</text:span></text:p>
      <text:p text:style-name="P2"/>
      <text:p text:style-name="P2"/>
      <text:p text:style-name="P2">Лабораторная работа №<text:span text:style-name="T2">4</text:span></text:p>
      <text:p text:style-name="P2">ИЗУЧЕНИЕ ЭЛЕКТРОННЫХ СХЕМ </text:p>
      <text:p text:style-name="P2">НА ОСНОВЕ ОПЕРАЦИОННОГО УСИЛИТЕЛЯ</text:p>
      <text:p text:style-name="P3"/>
      <text:p text:style-name="P3"/>
      <text:list xml:id="list1082595771546539392" text:style-name="L1">
        <text:list-item>
          <text:p text:style-name="P7">Инвертирующий <text:span text:style-name="T1">усилитель:</text:span></text:p>
        </text:list-item>
      </text:list>
      <text:p text:style-name="P4"/>
      <text:p text:style-name="P5"><draw:frame draw:style-name="fr1" draw:name="Графический объект7" text:anchor-type="paragraph" svg:width="8.416cm" svg:height="5.847cm" draw:z-index="4"><draw:image xlink:href="Pictures/20000007000020DF000016D8FAF86F2E.svm" xlink:type="simple" xlink:show="embed" xlink:actuate="onLoad"/></draw:frame><draw:frame draw:style-name="fr2" draw:name="Графический объект5" text:anchor-type="paragraph" svg:width="10.615cm" svg:height="7.011cm" draw:z-index="0"><draw:image xlink:href="Pictures/2000000700002CC100001B64DF529F98.svm" xlink:type="simple" xlink:show="embed" xlink:actuate="onLoad"/></draw:frame></text:p>
      <text:p text:style-name="P4">По показаниям вольтметра: К = 338/10 = 33,8</text:p>
      <text:p text:style-name="P4">По показаниям осцилографа: К = 476,1/14 = 34,01</text:p>
      <text:p text:style-name="P4"/>
      <text:p text:style-name="P5"/>
      <text:p text:style-name="P5"/>
      <text:list xml:id="list32348528" text:continue-numbering="true" text:style-name="L1">
        <text:list-item>
          <text:p text:style-name="P7"><text:span text:style-name="T1">Неи</text:span>нвертирующий <text:span text:style-name="T1">усилитель:</text:span></text:p>
        </text:list-item>
      </text:list>
      <text:p text:style-name="P5"><text:span text:style-name="T1"/></text:p>
      <text:p text:style-name="P4"><draw:frame draw:style-name="fr2" draw:name="Графический объект6" text:anchor-type="paragraph" svg:width="10.271cm" svg:height="7.064cm" draw:z-index="1"><draw:image xlink:href="Pictures/2000000700002C8D00001B9943DE67FF.svm" xlink:type="simple" xlink:show="embed" xlink:actuate="onLoad"/></draw:frame><draw:frame draw:style-name="fr1" draw:name="Графический объект1" text:anchor-type="paragraph" svg:width="8.731cm" svg:height="5.847cm" draw:z-index="5"><draw:image xlink:href="Pictures/200000070000221C000016D8F70A8EAA.svm" xlink:type="simple" xlink:show="embed" xlink:actuate="onLoad"/></draw:frame></text:p>
      <text:p text:style-name="P4"/>
      <text:p text:style-name="P4">По показаниям вольтметра: К = 348/10 = 34,8</text:p>
      <text:p text:style-name="P4">По показаниям осцилографа: К = 491,7/14,1 = 34,9</text:p>
      <text:p text:style-name="P4"><text:soft-page-break/></text:p>
      <text:list xml:id="list32363591" text:continue-numbering="true" text:style-name="L1">
        <text:list-item>
          <text:p text:style-name="P9">Неинвертирующий сумматор:</text:p>
        </text:list-item>
      </text:list>
      <text:p text:style-name="P4"/>
      <text:p text:style-name="P4"><draw:frame draw:style-name="fr3" draw:name="Графический объект3" text:anchor-type="paragraph" svg:width="8.521cm" svg:height="5.556cm" draw:z-index="2"><draw:image xlink:href="Pictures/2000000700002149000015B597E51899.svm" xlink:type="simple" xlink:show="embed" xlink:actuate="onLoad"/></draw:frame></text:p>
      <text:p text:style-name="P4"/>
      <text:p text:style-name="P4"/>
      <text:p text:style-name="P4"/>
      <text:list xml:id="list32375782" text:continue-numbering="true" text:style-name="L1">
        <text:list-item>
          <text:p text:style-name="P9">Инвертирующий сумматор:</text:p>
        </text:list-item>
      </text:list>
      <text:p text:style-name="P4"/>
      <text:p text:style-name="P4"><draw:frame draw:style-name="fr3" draw:name="Графический объект4" text:anchor-type="paragraph" svg:width="7.833cm" svg:height="3.995cm" draw:z-index="3"><draw:image xlink:href="Pictures/2000000700001E9900000F9CD7A63A0F.svm" xlink:type="simple" xlink:show="embed" xlink:actuate="onLoad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2-08T12:19:34.13</dc:date>
    <dc:creator>Егор Клёнин</dc:creator>
    <meta:editing-duration>PT8H46M3S</meta:editing-duration>
    <meta:editing-cycles>36</meta:editing-cycles>
    <meta:generator>OpenOffice/4.1.1$Win32 OpenOffice.org_project/411m6$Build-9775</meta:generator>
    <meta:document-statistic meta:table-count="0" meta:image-count="6" meta:object-count="0" meta:page-count="2" meta:paragraph-count="12" meta:word-count="59" meta:character-count="392"/>
  </office:meta>
</office:document-meta>
</file>